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0000000060000013D11401C9836E51C75.png" manifest:media-type="image/png"/>
  <manifest:file-entry manifest:full-path="Pictures/2000007F000000990000293D4B2432E4C85A55A6.svm" manifest:media-type="image/x-svm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45mm"/>
    </style:style>
    <style:style style:name="co5" style:family="table-column">
      <style:table-column-properties fo:break-before="auto" style:column-width="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68.74mm" svg:y="5.51mm">
            <draw:object draw:notify-on-update-of-ranges="Feuille1.B2:Feuille1.B22 Feuille1.C2:Feuille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$1]*([.$B$1]/[.$A$1])^([.A2]/[.$C$1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*([.$B$1]/[.$A$1])^([.A3]/[.$C$1])" office:value-type="float" office:value="5.41159907502031" calcext:value-type="float">
            <text:p>5.4115990750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$1]*([.$B$1]/[.$A$1])^([.A4]/[.$C$1])" office:value-type="float" office:value="7.32135113719017" calcext:value-type="float">
            <text:p>7.32135113719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$1]*([.$B$1]/[.$A$1])^([.A5]/[.$C$1])" office:value-type="float" office:value="9.9050542604793" calcext:value-type="float">
            <text:p>9.9050542604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$1]*([.$B$1]/[.$A$1])^([.A6]/[.$C$1])" office:value-type="float" office:value="13.4005456185089" calcext:value-type="float">
            <text:p>13.4005456185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1]*([.$B$1]/[.$A$1])^([.A7]/[.$C$1])" office:value-type="float" office:value="18.1295950684726" calcext:value-type="float">
            <text:p>18.1295950684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$1]*([.$B$1]/[.$A$1])^([.A8]/[.$C$1])" office:value-type="float" office:value="24.5275249757598" calcext:value-type="float">
            <text:p>24.5275249757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$1]*([.$B$1]/[.$A$1])^([.A9]/[.$C$1])" office:value-type="float" office:value="33.1832828678398" calcext:value-type="float">
            <text:p>33.1832828678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$1]*([.$B$1]/[.$A$1])^([.A10]/[.$C$1])" office:value-type="float" office:value="44.8936557184348" calcext:value-type="float">
            <text:p>44.8936557184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$1]*([.$B$1]/[.$A$1])^([.A11]/[.$C$1])" office:value-type="float" office:value="60.7366164400405" calcext:value-type="float">
            <text:p>60.7366164400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1]*([.$B$1]/[.$A$1])^([.A12]/[.$C$1])" office:value-type="float" office:value="82.1705543366966" calcext:value-type="float">
            <text:p>82.1705543366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$1]*([.$B$1]/[.$A$1])^([.A13]/[.$C$1])" office:value-type="float" office:value="111.168523960593" calcext:value-type="float">
            <text:p>111.168523960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$1]*([.$B$1]/[.$A$1])^([.A14]/[.$C$1])" office:value-type="float" office:value="150.39987035913" calcext:value-type="float">
            <text:p>150.39987035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$1]*([.$B$1]/[.$A$1])^([.A15]/[.$C$1])" office:value-type="float" office:value="203.47594982966" calcext:value-type="float">
            <text:p>203.4759498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$1]*([.$B$1]/[.$A$1])^([.A16]/[.$C$1])" office:value-type="float" office:value="275.282565471767" calcext:value-type="float">
            <text:p>275.282565471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$1]*([.$B$1]/[.$A$1])^([.A17]/[.$C$1])" office:value-type="float" office:value="372.429719169059" calcext:value-type="float">
            <text:p>372.429719169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$1]*([.$B$1]/[.$A$1])^([.A18]/[.$C$1])" office:value-type="float" office:value="503.860080941338" calcext:value-type="float">
            <text:p>503.860080941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$1]*([.$B$1]/[.$A$1])^([.A19]/[.$C$1])" office:value-type="float" office:value="681.67218699045" calcext:value-type="float">
            <text:p>681.67218699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$1]*([.$B$1]/[.$A$1])^([.A20]/[.$C$1])" office:value-type="float" office:value="922.234144146148" calcext:value-type="float">
            <text:p>922.234144146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$1]*([.$B$1]/[.$A$1])^([.A21]/[.$C$1])" office:value-type="float" office:value="1247.69036035336" calcext:value-type="float">
            <text:p>1247.69036035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$1]*([.$B$1]/[.$A$1])^([.A22]/[.$C$1])"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2" table:style-name="ta1">
        <table:shapes>
          <draw:frame draw:z-index="0" draw:name="Image 1" draw:style-name="gr2" draw:text-style-name="P1" svg:width="1.52mm" svg:height="105.56mm" svg:x="261.3mm" svg:y="153.52mm">
            <draw:image xlink:href="Pictures/2000007F000000990000293D4B2432E4C85A55A6.svm" xlink:type="simple" xlink:show="embed" xlink:actuate="onLoad">
              <text:p/>
            </draw:image>
            <draw:image xlink:href="Pictures/10000200000000060000013D11401C9836E51C75.png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ulsation (rad/s)</text:p>
          </table:table-cell>
          <table:table-cell office:value-type="string" calcext:value-type="string">
            <text:p>Amplitude (dB)</text:p>
          </table:table-cell>
          <table:table-cell office:value-type="string" calcext:value-type="string">
            <text:p>Phase (deg), analogiqu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 office:value-type="float" office:value="-7" calcext:value-type="float">
            <text:p>-7</text:p>
          </table:table-cell>
          <table:table-cell table:formula="of:=[.C2]-180/PI()*[.$D$1]/2*[.A2]" office:value-type="float" office:value="-7.45836623610466" calcext:value-type="float">
            <text:p>-7.45836623610466</text:p>
          </table:table-cell>
          <table:table-cell table:formula="of:=[.C2]-180/PI()*[.$E$1]/2*[.A2]" office:value-type="float" office:value="-9.29183118052329" calcext:value-type="float">
            <text:p>-9.291831180523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-9" calcext:value-type="float">
            <text:p>-9</text:p>
          </table:table-cell>
          <table:table-cell table:formula="of:=[.C3]-180/PI()*[.$D$1]/2*[.A3]" office:value-type="float" office:value="-9.54430990537428" calcext:value-type="float">
            <text:p>-9.54430990537428</text:p>
          </table:table-cell>
          <table:table-cell table:formula="of:=[.C3]-180/PI()*[.$E$1]/2*[.A3]" office:value-type="float" office:value="-11.7215495268714" calcext:value-type="float">
            <text:p>-11.7215495268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" calcext:value-type="float">
            <text:p>0.14</text:p>
          </table:table-cell>
          <table:table-cell office:value-type="float" office:value="-11" calcext:value-type="float">
            <text:p>-11</text:p>
          </table:table-cell>
          <table:table-cell table:formula="of:=[.C4]-180/PI()*[.$D$1]/2*[.A4]" office:value-type="float" office:value="-11.6589014644004" calcext:value-type="float">
            <text:p>-11.6589014644004</text:p>
          </table:table-cell>
          <table:table-cell table:formula="of:=[.C4]-180/PI()*[.$E$1]/2*[.A4]" office:value-type="float" office:value="-14.2945073220022" calcext:value-type="float">
            <text:p>-14.29450732200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-13" calcext:value-type="float">
            <text:p>-13</text:p>
          </table:table-cell>
          <table:table-cell table:formula="of:=[.C5]-180/PI()*[.$D$1]/2*[.A5]" office:value-type="float" office:value="-13.7734930234266" calcext:value-type="float">
            <text:p>-13.7734930234266</text:p>
          </table:table-cell>
          <table:table-cell table:formula="of:=[.C5]-180/PI()*[.$E$1]/2*[.A5]" office:value-type="float" office:value="-16.8674651171331" calcext:value-type="float">
            <text:p>-16.8674651171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" calcext:value-type="float">
            <text:p>0.29</text:p>
          </table:table-cell>
          <table:table-cell office:value-type="float" office:value="-16" calcext:value-type="float">
            <text:p>-16</text:p>
          </table:table-cell>
          <table:table-cell table:formula="of:=[.C6]-180/PI()*[.$D$1]/2*[.A6]" office:value-type="float" office:value="-16.9453803619659" calcext:value-type="float">
            <text:p>-16.9453803619659</text:p>
          </table:table-cell>
          <table:table-cell table:formula="of:=[.C6]-180/PI()*[.$E$1]/2*[.A6]" office:value-type="float" office:value="-20.7269018098293" calcext:value-type="float">
            <text:p>-20.72690180982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-19" calcext:value-type="float">
            <text:p>-19</text:p>
          </table:table-cell>
          <table:table-cell table:formula="of:=[.C7]-180/PI()*[.$D$1]/2*[.A7]" office:value-type="float" office:value="-20.1172677005051" calcext:value-type="float">
            <text:p>-20.1172677005051</text:p>
          </table:table-cell>
          <table:table-cell table:formula="of:=[.C7]-180/PI()*[.$E$1]/2*[.A7]" office:value-type="float" office:value="-24.5863385025255" calcext:value-type="float">
            <text:p>-24.58633850252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" calcext:value-type="float">
            <text:p>0.57</text:p>
          </table:table-cell>
          <table:table-cell office:value-type="float" office:value="-24" calcext:value-type="float">
            <text:p>-24</text:p>
          </table:table-cell>
          <table:table-cell table:formula="of:=[.C8]-180/PI()*[.$D$1]/2*[.A8]" office:value-type="float" office:value="-25.3464508185574" calcext:value-type="float">
            <text:p>-25.3464508185574</text:p>
          </table:table-cell>
          <table:table-cell table:formula="of:=[.C8]-180/PI()*[.$E$1]/2*[.A8]" office:value-type="float" office:value="-30.7322540927872" calcext:value-type="float">
            <text:p>-30.73225409278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7" calcext:value-type="float">
            <text:p>0.77</text:p>
          </table:table-cell>
          <table:table-cell office:value-type="float" office:value="-30" calcext:value-type="float">
            <text:p>-30</text:p>
          </table:table-cell>
          <table:table-cell table:formula="of:=[.C9]-180/PI()*[.$D$1]/2*[.A9]" office:value-type="float" office:value="-31.6329297161228" calcext:value-type="float">
            <text:p>-31.6329297161228</text:p>
          </table:table-cell>
          <table:table-cell table:formula="of:=[.C9]-180/PI()*[.$E$1]/2*[.A9]" office:value-type="float" office:value="-38.1646485806142" calcext:value-type="float">
            <text:p>-38.16464858061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1" calcext:value-type="float">
            <text:p>1.01</text:p>
          </table:table-cell>
          <table:table-cell office:value-type="float" office:value="-37" calcext:value-type="float">
            <text:p>-37</text:p>
          </table:table-cell>
          <table:table-cell table:formula="of:=[.C10]-180/PI()*[.$D$1]/2*[.A10]" office:value-type="float" office:value="-38.9767043932013" calcext:value-type="float">
            <text:p>-38.9767043932013</text:p>
          </table:table-cell>
          <table:table-cell table:formula="of:=[.C10]-180/PI()*[.$E$1]/2*[.A10]" office:value-type="float" office:value="-46.8835219660067" calcext:value-type="float">
            <text:p>-46.88352196600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2" calcext:value-type="float">
            <text:p>1.22</text:p>
          </table:table-cell>
          <table:table-cell office:value-type="float" office:value="-48" calcext:value-type="float">
            <text:p>-48</text:p>
          </table:table-cell>
          <table:table-cell table:formula="of:=[.C11]-180/PI()*[.$D$1]/2*[.A11]" office:value-type="float" office:value="-50.3204790702798" calcext:value-type="float">
            <text:p>-50.3204790702798</text:p>
          </table:table-cell>
          <table:table-cell table:formula="of:=[.C11]-180/PI()*[.$E$1]/2*[.A11]" office:value-type="float" office:value="-59.6023953513992" calcext:value-type="float">
            <text:p>-59.60239535139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8" calcext:value-type="float">
            <text:p>1.18</text:p>
          </table:table-cell>
          <table:table-cell office:value-type="float" office:value="-63" calcext:value-type="float">
            <text:p>-63</text:p>
          </table:table-cell>
          <table:table-cell table:formula="of:=[.C12]-180/PI()*[.$D$1]/2*[.A12]" office:value-type="float" office:value="-65.807493196141" calcext:value-type="float">
            <text:p>-65.807493196141</text:p>
          </table:table-cell>
          <table:table-cell table:formula="of:=[.C12]-180/PI()*[.$E$1]/2*[.A12]" office:value-type="float" office:value="-77.0374659807052" calcext:value-type="float">
            <text:p>-77.03746598070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.5</text:p>
          </table:table-cell>
          <table:table-cell office:value-type="float" office:value="-82" calcext:value-type="float">
            <text:p>-82</text:p>
          </table:table-cell>
          <table:table-cell table:formula="of:=[.C13]-180/PI()*[.$D$1]/2*[.A13]" office:value-type="float" office:value="-85.3518031015153" calcext:value-type="float">
            <text:p>-85.3518031015153</text:p>
          </table:table-cell>
          <table:table-cell table:formula="of:=[.C13]-180/PI()*[.$E$1]/2*[.A13]" office:value-type="float" office:value="-98.7590155075766" calcext:value-type="float">
            <text:p>-98.75901550757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24" calcext:value-type="float">
            <text:p>-1.24</text:p>
          </table:table-cell>
          <table:table-cell office:value-type="float" office:value="-103" calcext:value-type="float">
            <text:p>-103</text:p>
          </table:table-cell>
          <table:table-cell table:formula="of:=[.C14]-180/PI()*[.$D$1]/2*[.A14]" office:value-type="float" office:value="-107.010704565916" calcext:value-type="float">
            <text:p>-107.010704565916</text:p>
          </table:table-cell>
          <table:table-cell table:formula="of:=[.C14]-180/PI()*[.$E$1]/2*[.A14]" office:value-type="float" office:value="-123.053522829579" calcext:value-type="float">
            <text:p>-123.0535228295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.94" calcext:value-type="float">
            <text:p>-3.94</text:p>
          </table:table-cell>
          <table:table-cell office:value-type="float" office:value="-121" calcext:value-type="float">
            <text:p>-121</text:p>
          </table:table-cell>
          <table:table-cell table:formula="of:=[.C15]-180/PI()*[.$D$1]/2*[.A15]" office:value-type="float" office:value="-125.812845479099" calcext:value-type="float">
            <text:p>-125.812845479099</text:p>
          </table:table-cell>
          <table:table-cell table:formula="of:=[.C15]-180/PI()*[.$E$1]/2*[.A15]" office:value-type="float" office:value="-145.064227395495" calcext:value-type="float">
            <text:p>-145.0642273954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7.16" calcext:value-type="float">
            <text:p>-7.16</text:p>
          </table:table-cell>
          <table:table-cell office:value-type="float" office:value="-135" calcext:value-type="float">
            <text:p>-135</text:p>
          </table:table-cell>
          <table:table-cell table:formula="of:=[.C16]-180/PI()*[.$D$1]/2*[.A16]" office:value-type="float" office:value="-140.786873730821" calcext:value-type="float">
            <text:p>-140.786873730821</text:p>
          </table:table-cell>
          <table:table-cell table:formula="of:=[.C16]-180/PI()*[.$E$1]/2*[.A16]" office:value-type="float" office:value="-163.934368654107" calcext:value-type="float">
            <text:p>-163.9343686541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0.5" calcext:value-type="float">
            <text:p>-10.5</text:p>
          </table:table-cell>
          <table:table-cell office:value-type="float" office:value="-145" calcext:value-type="float">
            <text:p>-145</text:p>
          </table:table-cell>
          <table:table-cell table:formula="of:=[.C17]-180/PI()*[.$D$1]/2*[.A17]" office:value-type="float" office:value="-151.932789321083" calcext:value-type="float">
            <text:p>-151.932789321083</text:p>
          </table:table-cell>
          <table:table-cell table:formula="of:=[.C17]-180/PI()*[.$E$1]/2*[.A17]" office:value-type="float" office:value="-179.663946605415" calcext:value-type="float">
            <text:p>-179.6639466054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" calcext:value-type="float">
            <text:p>-14</text:p>
          </table:table-cell>
          <table:table-cell office:value-type="float" office:value="-152" calcext:value-type="float">
            <text:p>-152</text:p>
          </table:table-cell>
          <table:table-cell table:formula="of:=[.C18]-180/PI()*[.$D$1]/2*[.A18]" office:value-type="float" office:value="-160.307888029397" calcext:value-type="float">
            <text:p>-160.307888029397</text:p>
          </table:table-cell>
          <table:table-cell table:formula="of:=[.C18]-180/PI()*[.$E$1]/2*[.A18]" office:value-type="float" office:value="-193.539440146985" calcext:value-type="float">
            <text:p>-193.53944014698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.3" calcext:value-type="float">
            <text:p>-17.3</text:p>
          </table:table-cell>
          <table:table-cell office:value-type="float" office:value="-157" calcext:value-type="float">
            <text:p>-157</text:p>
          </table:table-cell>
          <table:table-cell table:formula="of:=[.C19]-180/PI()*[.$D$1]/2*[.A19]" office:value-type="float" office:value="-166.969465635276" calcext:value-type="float">
            <text:p>-166.969465635276</text:p>
          </table:table-cell>
          <table:table-cell table:formula="of:=[.C19]-180/PI()*[.$E$1]/2*[.A19]" office:value-type="float" office:value="-206.847328176382" calcext:value-type="float">
            <text:p>-206.84732817638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.6" calcext:value-type="float">
            <text:p>-20.6</text:p>
          </table:table-cell>
          <table:table-cell office:value-type="float" office:value="-162" calcext:value-type="float">
            <text:p>-162</text:p>
          </table:table-cell>
          <table:table-cell table:formula="of:=[.C20]-180/PI()*[.$D$1]/2*[.A20]" office:value-type="float" office:value="-173.974817918234" calcext:value-type="float">
            <text:p>-173.974817918234</text:p>
          </table:table-cell>
          <table:table-cell table:formula="of:=[.C20]-180/PI()*[.$E$1]/2*[.A20]" office:value-type="float" office:value="-221.874089591171" calcext:value-type="float">
            <text:p>-221.87408959117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3.9" calcext:value-type="float">
            <text:p>-23.9</text:p>
          </table:table-cell>
          <table:table-cell office:value-type="float" office:value="-165" calcext:value-type="float">
            <text:p>-165</text:p>
          </table:table-cell>
          <table:table-cell table:formula="of:=[.C21]-180/PI()*[.$D$1]/2*[.A21]" office:value-type="float" office:value="-179.352592768027" calcext:value-type="float">
            <text:p>-179.352592768027</text:p>
          </table:table-cell>
          <table:table-cell table:formula="of:=[.C21]-180/PI()*[.$E$1]/2*[.A21]" office:value-type="float" office:value="-236.762963840136" calcext:value-type="float">
            <text:p>-236.7629638401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ase (deg), Te = 1ms</text:p>
          </table:table-cell>
          <table:table-cell office:value-type="string" calcext:value-type="string">
            <text:p>Phase (deg), Te = 5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18:02:07.677066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2:51:50.163476636</meta:creation-date>
    <meta:editing-duration>PT2H16M22S</meta:editing-duration>
    <meta:editing-cycles>3</meta:editing-cycles>
    <meta:generator>LibreOffice/6.0.6.2$Linux_X86_64 LibreOffice_project/00m0$Build-2</meta:generator>
    <meta:initial-creator>Aymeric Arnould</meta:initial-creator>
    <dc:date>2018-10-03T20:19:51.408535906</dc:date>
    <meta:document-statistic meta:table-count="2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1cm" svg:y="4.199cm" style:legend-expansion="high" chart:style-name="ch2"/>
        <chart:plot-area chart:style-name="ch3" table:cell-range-address="Feuille1.B2:Feuille1.C22" svg:x="0.32cm" svg:y="0.18cm" svg:width="12.901cm" svg:height="8.64cm">
          <chartooo:coordinate-region svg:x="1.072cm" svg:y="0.382cm" svg:width="11.746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22" chart:class="chart:scatter">
            <chart:domain table:cell-range-address="Feuille1.B2:Feuille1.B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1.B2:Feuille1.B22</svg:desc>
                </draw:g>
              </table:table-cell>
              <table:table-cell office:value-type="float" office:value="1">
                <text:p>1</text:p>
                <draw:g>
                  <svg:desc>Feuille1.C2:Feuille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1159907502031">
                <text:p>5.41159907502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2135113719017">
                <text:p>7.32135113719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050542604793">
                <text:p>9.9050542604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4005456185089">
                <text:p>13.4005456185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1295950684726">
                <text:p>18.1295950684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275249757598">
                <text:p>24.5275249757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1832828678398">
                <text:p>33.1832828678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8936557184348">
                <text:p>44.8936557184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7366164400405">
                <text:p>60.7366164400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1705543366966">
                <text:p>82.1705543366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168523960593">
                <text:p>111.168523960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39987035913">
                <text:p>150.39987035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.47594982966">
                <text:p>203.4759498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.282565471767">
                <text:p>275.282565471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2.429719169059">
                <text:p>372.429719169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3.860080941338">
                <text:p>503.860080941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1.67218699045">
                <text:p>681.67218699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2.234144146148">
                <text:p>922.234144146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7.69036035336">
                <text:p>1247.69036035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8">
                <text:p>16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